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 fo:text-align="center"/>
      <style:text-properties fo:font-size="11pt" style:font-size-asian="11pt" style:font-size-complex="11pt"/>
    </style:style>
    <style:style style:name="P2" style:parent-style-name="PreformattedText" style:family="paragraph">
      <style:text-properties fo:font-size="11pt" style:font-size-asian="11pt" style:font-size-complex="11pt"/>
    </style:style>
    <style:style style:name="P3" style:parent-style-name="PreformattedText" style:family="paragraph">
      <style:text-properties fo:font-size="11pt" style:font-size-asian="11pt" style:font-size-complex="11pt"/>
    </style:style>
    <style:style style:name="P4" style:parent-style-name="PreformattedText" style:family="paragraph">
      <style:text-properties fo:font-size="11pt" style:font-size-asian="11pt" style:font-size-complex="11pt"/>
    </style:style>
    <style:style style:name="P5" style:parent-style-name="PreformattedText" style:family="paragraph">
      <style:text-properties fo:font-size="11pt" style:font-size-asian="11pt" style:font-size-complex="11pt"/>
    </style:style>
    <style:style style:name="P6" style:parent-style-name="PreformattedText" style:family="paragraph">
      <style:text-properties fo:font-size="11pt" style:font-size-asian="11pt" style:font-size-complex="11pt"/>
    </style:style>
    <style:style style:name="P7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P8" style:parent-style-name="PreformattedText" style:family="paragraph">
      <style:text-properties fo:font-size="11pt" style:font-size-asian="11pt" style:font-size-complex="11pt"/>
    </style:style>
    <style:style style:name="P9" style:parent-style-name="PreformattedText" style:family="paragraph">
      <style:text-properties fo:font-size="11pt" style:font-size-asian="11pt" style:font-size-complex="11pt"/>
    </style:style>
    <style:style style:name="P10" style:parent-style-name="PreformattedText" style:family="paragraph">
      <style:text-properties fo:font-size="11pt" style:font-size-asian="11pt" style:font-size-complex="11pt"/>
    </style:style>
    <style:style style:name="P11" style:parent-style-name="PreformattedText" style:family="paragraph">
      <style:text-properties fo:font-size="11pt" style:font-size-asian="11pt" style:font-size-complex="11pt"/>
    </style:style>
    <style:style style:name="P12" style:parent-style-name="PreformattedText" style:family="paragraph">
      <style:text-properties fo:font-size="11pt" style:font-size-asian="11pt" style:font-size-complex="11pt"/>
    </style:style>
    <style:style style:name="P13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P14" style:parent-style-name="PreformattedText" style:family="paragraph">
      <style:text-properties fo:font-size="11pt" style:font-size-asian="11pt" style:font-size-complex="11pt"/>
    </style:style>
    <style:style style:name="P15" style:parent-style-name="PreformattedText" style:family="paragraph">
      <style:text-properties fo:font-size="11pt" style:font-size-asian="11pt" style:font-size-complex="11pt"/>
    </style:style>
    <style:style style:name="P16" style:parent-style-name="PreformattedText" style:family="paragraph">
      <style:text-properties fo:font-size="11pt" style:font-size-asian="11pt" style:font-size-complex="11pt"/>
    </style:style>
    <style:style style:name="P17" style:parent-style-name="PreformattedText" style:family="paragraph">
      <style:text-properties fo:font-size="11pt" style:font-size-asian="11pt" style:font-size-complex="11pt"/>
    </style:style>
    <style:style style:name="P18" style:parent-style-name="PreformattedText" style:family="paragraph">
      <style:text-properties fo:font-size="11pt" style:font-size-asian="11pt" style:font-size-complex="11pt"/>
    </style:style>
    <style:style style:name="P19" style:parent-style-name="PreformattedText" style:family="paragraph">
      <style:text-properties fo:font-size="11pt" style:font-size-asian="11pt" style:font-size-complex="11pt"/>
    </style:style>
    <style:style style:name="P20" style:parent-style-name="PreformattedText" style:family="paragraph">
      <style:text-properties fo:font-size="11pt" style:font-size-asian="11pt" style:font-size-complex="11pt"/>
    </style:style>
    <style:style style:name="P21" style:parent-style-name="PreformattedText" style:family="paragraph">
      <style:text-properties fo:font-size="11pt" style:font-size-asian="11pt" style:font-size-complex="11pt"/>
    </style:style>
    <style:style style:name="P22" style:parent-style-name="PreformattedText" style:family="paragraph">
      <style:text-properties fo:font-size="11pt" style:font-size-asian="11pt" style:font-size-complex="11pt"/>
    </style:style>
    <style:style style:name="P23" style:parent-style-name="PreformattedText" style:family="paragraph">
      <style:paragraph-properties fo:text-indent="0.4923in"/>
      <style:text-properties fo:font-size="11pt" style:font-size-asian="11pt" style:font-size-complex="11pt"/>
    </style:style>
    <style:style style:name="P24" style:parent-style-name="PreformattedText" style:family="paragraph">
      <style:paragraph-properties fo:text-indent="0.4923in"/>
      <style:text-properties fo:font-size="11pt" style:font-size-asian="11pt" style:font-size-complex="11pt"/>
    </style:style>
    <style:style style:name="P25" style:parent-style-name="PreformattedText" style:family="paragraph">
      <style:text-properties fo:font-size="11pt" style:font-size-asian="11pt" style:font-size-complex="11pt"/>
    </style:style>
    <style:style style:name="P26" style:parent-style-name="PreformattedText" style:family="paragraph">
      <style:text-properties fo:font-size="11pt" style:font-size-asian="11pt" style:font-size-complex="11pt"/>
    </style:style>
    <style:style style:name="P27" style:parent-style-name="PreformattedText" style:family="paragraph">
      <style:text-properties fo:font-size="11pt" style:font-size-asian="11pt" style:font-size-complex="11pt"/>
    </style:style>
    <style:style style:name="P28" style:parent-style-name="PreformattedText" style:family="paragraph">
      <style:text-properties fo:font-size="11pt" style:font-size-asian="11pt" style:font-size-complex="11pt"/>
    </style:style>
    <style:style style:name="P29" style:parent-style-name="PreformattedText" style:family="paragraph">
      <style:paragraph-properties fo:text-indent="0.4923in"/>
      <style:text-properties fo:font-size="11pt" style:font-size-asian="11pt" style:font-size-complex="11pt"/>
    </style:style>
    <style:style style:name="P30" style:parent-style-name="PreformattedText" style:family="paragraph">
      <style:paragraph-properties fo:text-indent="0.4923in"/>
      <style:text-properties fo:font-size="11pt" style:font-size-asian="11pt" style:font-size-complex="11pt"/>
    </style:style>
    <style:style style:name="P31" style:parent-style-name="PreformattedText" style:family="paragraph">
      <style:paragraph-properties fo:text-indent="0.4923in"/>
      <style:text-properties fo:font-size="11pt" style:font-size-asian="11pt" style:font-size-complex="11pt"/>
    </style:style>
    <style:style style:name="P32" style:parent-style-name="PreformattedText" style:family="paragraph">
      <style:paragraph-properties fo:text-indent="0.4923in"/>
      <style:text-properties fo:font-size="11pt" style:font-size-asian="11pt" style:font-size-complex="11pt"/>
    </style:style>
    <style:style style:name="P33" style:parent-style-name="PreformattedText" style:family="paragraph">
      <style:paragraph-properties fo:text-indent="0.4923in"/>
      <style:text-properties fo:font-size="11pt" style:font-size-asian="11pt" style:font-size-complex="11pt"/>
    </style:style>
    <style:style style:name="P34" style:parent-style-name="PreformattedText" style:family="paragraph">
      <style:text-properties fo:font-size="11pt" style:font-size-asian="11pt" style:font-size-complex="11pt"/>
    </style:style>
    <style:style style:name="P35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P36" style:parent-style-name="PreformattedText" style:family="paragraph">
      <style:text-properties fo:font-size="11pt" style:font-size-asian="11pt" style:font-size-complex="11pt"/>
    </style:style>
    <style:style style:name="P37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P38" style:parent-style-name="PreformattedText" style:family="paragraph">
      <style:paragraph-properties fo:text-indent="0.4923in"/>
    </style:style>
    <style:style style:name="T3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40" style:parent-style-name="Fonteparág.padrão" style:family="text">
      <style:text-properties fo:font-size="11pt" style:font-size-asian="11pt" style:font-size-complex="11pt"/>
    </style:style>
    <style:style style:name="P41" style:parent-style-name="PreformattedText" style:family="paragraph">
      <style:text-properties fo:font-size="11pt" style:font-size-asian="11pt" style:font-size-complex="11pt"/>
    </style:style>
    <style:style style:name="P42" style:parent-style-name="PreformattedText" style:family="paragraph">
      <style:text-properties fo:font-size="11pt" style:font-size-asian="11pt" style:font-size-complex="11pt"/>
    </style:style>
    <style:style style:name="P43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T44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P45" style:parent-style-name="PreformattedText" style:family="paragraph">
      <style:text-properties fo:font-size="11pt" style:font-size-asian="11pt" style:font-size-complex="11pt"/>
    </style:style>
    <style:style style:name="P46" style:parent-style-name="PreformattedText" style:family="paragraph">
      <style:text-properties fo:font-size="11pt" style:font-size-asian="11pt" style:font-size-complex="11pt"/>
    </style:style>
    <style:style style:name="P47" style:parent-style-name="PreformattedText" style:family="paragraph">
      <style:text-properties fo:font-size="11pt" style:font-size-asian="11pt" style:font-size-complex="11pt"/>
    </style:style>
    <style:style style:name="P48" style:parent-style-name="PreformattedText" style:family="paragraph">
      <style:text-properties fo:font-size="11pt" style:font-size-asian="11pt" style:font-size-complex="11pt"/>
    </style:style>
    <style:style style:name="P49" style:parent-style-name="PreformattedText" style:family="paragraph">
      <style:text-properties fo:font-size="11pt" style:font-size-asian="11pt" style:font-size-complex="11pt"/>
    </style:style>
    <style:style style:name="P50" style:parent-style-name="PreformattedText" style:family="paragraph">
      <style:text-properties fo:font-size="11pt" style:font-size-asian="11pt" style:font-size-complex="11pt"/>
    </style:style>
    <style:style style:name="P51" style:parent-style-name="PreformattedText" style:family="paragraph">
      <style:text-properties fo:font-size="11pt" style:font-size-asian="11pt" style:font-size-complex="11pt"/>
    </style:style>
    <style:style style:name="P52" style:parent-style-name="PreformattedText" style:family="paragraph">
      <style:text-properties fo:font-size="11pt" style:font-size-asian="11pt" style:font-size-complex="11pt"/>
    </style:style>
    <style:style style:name="P53" style:parent-style-name="PreformattedText" style:family="paragraph">
      <style:text-properties fo:font-size="11pt" style:font-size-asian="11pt" style:font-size-complex="11pt"/>
    </style:style>
    <style:style style:name="P54" style:parent-style-name="PreformattedText" style:family="paragraph">
      <style:text-properties fo:font-size="11pt" style:font-size-asian="11pt" style:font-size-complex="11pt"/>
    </style:style>
    <style:style style:name="P55" style:parent-style-name="PreformattedText" style:family="paragraph">
      <style:text-properties fo:font-size="11pt" style:font-size-asian="11pt" style:font-size-complex="11pt"/>
    </style:style>
    <style:style style:name="P56" style:parent-style-name="PreformattedText" style:family="paragraph">
      <style:text-properties fo:font-size="11pt" style:font-size-asian="11pt" style:font-size-complex="11pt"/>
    </style:style>
    <style:style style:name="T5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P58" style:parent-style-name="PreformattedText" style:family="paragraph">
      <style:text-properties fo:font-size="11pt" style:font-size-asian="11pt" style:font-size-complex="11pt"/>
    </style:style>
    <style:style style:name="P59" style:parent-style-name="PreformattedText" style:family="paragraph">
      <style:text-properties fo:font-weight="bold" style:font-weight-asian="bold" style:font-weight-complex="bold" fo:font-size="11pt" style:font-size-asian="11pt" style:font-size-complex="11pt"/>
    </style:style>
    <style:style style:name="P60" style:parent-style-name="PreformattedText" style:list-style-name="LFO2" style:family="paragraph">
      <style:text-properties fo:font-size="11pt" style:font-size-asian="11pt" style:font-size-complex="11pt"/>
    </style:style>
    <style:style style:name="P61" style:parent-style-name="PreformattedText" style:list-style-name="LFO2" style:family="paragraph">
      <style:text-properties fo:font-size="11pt" style:font-size-asian="11pt" style:font-size-complex="11pt"/>
    </style:style>
    <style:style style:name="P62" style:parent-style-name="PreformattedText" style:list-style-name="LFO2" style:family="paragraph">
      <style:text-properties fo:font-size="11pt" style:font-size-asian="11pt" style:font-size-complex="11pt"/>
    </style:style>
    <style:style style:name="P63" style:parent-style-name="PreformattedText" style:list-style-name="LFO2" style:family="paragraph">
      <style:text-properties fo:font-size="11pt" style:font-size-asian="11pt" style:font-size-complex="11pt"/>
    </style:style>
    <style:style style:name="P64" style:parent-style-name="PreformattedText" style:list-style-name="LFO2" style:family="paragraph">
      <style:text-properties fo:font-size="11pt" style:font-size-asian="11pt" style:font-size-complex="11pt"/>
    </style:style>
    <style:style style:name="P65" style:parent-style-name="PreformattedText" style:list-style-name="LFO2" style:family="paragraph">
      <style:text-properties fo:font-size="11pt" style:font-size-asian="11pt" style:font-size-complex="11pt"/>
    </style:style>
    <style:style style:name="P66" style:parent-style-name="PreformattedText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67" style:parent-style-name="PreformattedText" style:family="paragraph">
      <style:paragraph-properties fo:text-indent="0.4923in"/>
      <style:text-properties fo:font-weight="bold" style:font-weight-asian="bold" style:font-weight-complex="bold" fo:font-size="11pt" style:font-size-asian="11pt" style:font-size-complex="11pt"/>
    </style:style>
    <style:style style:name="P68" style:parent-style-name="PreformattedText" style:list-style-name="LFO2" style:family="paragraph">
      <style:text-properties fo:font-size="11pt" style:font-size-asian="11pt" style:font-size-complex="11pt"/>
    </style:style>
    <style:style style:name="P69" style:parent-style-name="PreformattedText" style:list-style-name="LFO2" style:family="paragraph">
      <style:text-properties fo:font-size="11pt" style:font-size-asian="11pt" style:font-size-complex="11pt"/>
    </style:style>
    <style:style style:name="P70" style:parent-style-name="PreformattedText" style:list-style-name="LFO2" style:family="paragraph">
      <style:text-properties fo:font-size="11pt" style:font-size-asian="11pt" style:font-size-complex="11pt"/>
    </style:style>
    <style:style style:name="P71" style:parent-style-name="PreformattedText" style:list-style-name="LFO2" style:family="paragraph">
      <style:text-properties fo:font-size="11pt" style:font-size-asian="11pt" style:font-size-complex="11pt"/>
    </style:style>
    <style:style style:name="P72" style:parent-style-name="PreformattedText" style:list-style-name="LFO2" style:family="paragraph">
      <style:text-properties fo:font-size="11pt" style:font-size-asian="11pt" style:font-size-complex="11pt"/>
    </style:style>
    <style:style style:name="P73" style:parent-style-name="PreformattedText" style:list-style-name="LFO2" style:family="paragraph"/>
    <style:style style:name="T74" style:parent-style-name="Fonteparág.padrão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DOCUMENTAÇÃO – TP ALLEGRO</text:p>
      <text:p text:style-name="P2"/>
      <text:p text:style-name="P3">Nome:<text:s/>Marcos Lorran Bitencourt Aguilar</text:p>
      <text:p text:style-name="P4">Disciplina:<text:s/>Programação e Desenvolvimento de Sistemas - I</text:p>
      <text:p text:style-name="P5">Professor: Pedro O.S. Vaz de Melo</text:p>
      <text:p text:style-name="P6"/>
      <text:p text:style-name="P7">O Jogo</text:p>
      <text:p text:style-name="P8"/>
      <text:p text:style-name="P9"><text:tab/>A dinâmica do jogo se assemelha ao clássico Final Fantasy VI,<text:s/>no qual o jogador comanda um grupo de personagens enquanto eles progridem pela história ao explorar o mundo e derrotar oponentes. Inimigos são tipicamente encontrados randomicamente através da exploração.<text:s/>Nesse projeto, foram reproduzidas essas mecânicas de forma mais simplória.<text:s/></text:p>
      <text:p text:style-name="P10"><text:tab/>Temos, portanto, apenas um personagem jogável que se desloca que spawna no canto inferior direito do cenário e deve chegar ao ponto demarcado pela caverna no ponto superior esquerdo do mapa. Ao longo do trajeto, pode se deparar com inimigos com níveis diferentes.</text:p>
      <text:p text:style-name="P11"/>
      <text:p text:style-name="P12"/>
      <text:p text:style-name="P13">Jogabilidade</text:p>
      <text:p text:style-name="P14"/>
      <text:p text:style-name="P15"><text:tab/>O objetivo do jogo é levar o personagem Batman do ponto X, onde inicia o jogo, ao ponto Y, demarcado pela figura de uma caverna. O jogador pode movimentar o personagem pelo cenário utilizando as teclas direcionais (setas) do teclado e não pode se movimentar além dos limites da tela.<text:s/></text:p>
      <text:p text:style-name="P16"/>
      <text:p text:style-name="P17"><text:tab/>28 inimigos são aleatoriamente posicionados no cenário no momento em que o jogo é iniciado. Cada inimigo possui um nível que varia de 1 à 4. Esse nível determina quanta vida (HP) e qual o range de dano de cada inimigo. <text:s/>Caso o personagem se aproxime de um desses inimigos ocultos, inicia-se o modo de batalha.</text:p>
      <text:p text:style-name="P18"/>
      <text:p text:style-name="P19"><text:tab/>No modo de batalha, temos o sistema de turnos: o player ataca, depois é a vez do inimigo, depois novamente o player ataca e assim continua até que o HP de algum guerreiro chegue a zero ou uma fuga seja bem sucedida. Além disso, o player possui 3 opções de ação em batalha que devem ser selecionadas com as teclas direcionais para cima ou para baixo e confirmadas com Enter. São elas: atacar, especial e fuga.<text:s/></text:p>
      <text:p text:style-name="P20"><text:tab/></text:p>
      <text:p text:style-name="P21">A primeira opção do player, atacar, ao selecionada com enter faz com que o Batman arremesse um projétil que, em contato, com o inimigo reduz seus health points.<text:s/></text:p>
      <text:p text:style-name="P22"/>
      <text:p text:style-name="P23">A segunda opção, especial, só pode ser utilizado 3x durante o jogo. Possui dano consideravelmente maior que o ataque comum e sua animação é diferente.</text:p>
      <text:p text:style-name="P24"/>
      <text:p text:style-name="P25"><text:tab/>A terceira e última opção, fuga, possui 70% de chance de sucesso. Caso o jogador esteja com sorte, consegue retornar ao modo de navegação e encerrar a batalha, neste caso, o inimigo é reposicionado aleatoriamente no mapa.</text:p>
      <text:p text:style-name="P26"/>
      <text:p text:style-name="P27"><text:tab/>Ao abater um inimigo, ele é removido do jogo, um produto do seu nível é somado à pontuação total do jogador e o último retorna ao modo de navegação no mesmo ponto onde havia encontrado o inimigo.<text:s/><text:s/>Caso o inimigo vença a batalha, o jogo termina e uma tela indicando isso é exibida.</text:p>
      <text:p text:style-name="P28"><text:tab/></text:p>
      <text:p text:style-name="P29">Por fim, caso Batman chegue à caverna, o jogo se encerra e é exibida a pontuação total e a maior pontuação já registrada (record).</text:p>
      <text:p text:style-name="P30"/>
      <text:p text:style-name="P31"/>
      <text:p text:style-name="P32"/>
      <text:p text:style-name="P33"/>
      <text:p text:style-name="P34"><text:tab/></text:p>
      <text:soft-page-break/>
      <text:p text:style-name="P35">Como o código funciona</text:p>
      <text:p text:style-name="P36"/>
      <text:p text:style-name="P37">STRUCT<text:s/></text:p>
      <text:p text:style-name="P38"><text:span text:style-name="T39">INIMIGO:<text:s/></text:span><text:span text:style-name="T40">armazena os parâmetros que compõem cada inimigo<text:s/></text:span></text:p>
      <text:p text:style-name="P41"/>
      <text:p text:style-name="P42"/>
      <text:p text:style-name="P43">Funções:</text:p>
      <text:p text:style-name="PreformattedText"><text:span text:style-name="T44"><text:tab/></text:span></text:p>
      <text:p text:style-name="P45"><text:tab/>void desenhaBatNaveg: desenha o personagem Batman no cenário de navegação virado para a direção da seta pressionada.</text:p>
      <text:p text:style-name="P46"/>
      <text:p text:style-name="P47"><text:tab/>int verifica_inimigo: procura por inimigos próximos da posição atual em que se encontra o Batman no modo de navegação. Retorna para a variável modo_jogo 1 quando encontra um inimigo e 0 quando não acontece isso.</text:p>
      <text:p text:style-name="P48"><text:tab/></text:p>
      <text:p text:style-name="P49"><text:tab/>void DesenhaSeta: desenha no modo de batalha uma seta indicando a opção de ação atualmente selecionada.</text:p>
      <text:p text:style-name="P50"/>
      <text:p text:style-name="P51"><text:tab/>int processaEnter: quando a tecla enter é pressionada no modo de batalha no turno do jogador, executa a ação selecionada, altera o turno e retorna para a variável modo_jogo “0” caso uma fuga bem sucedida ocorra.</text:p>
      <text:p text:style-name="P52"/>
      <text:p text:style-name="P53"><text:tab/>void ataque_inimigo: gera a animação de ataque do inimigo quando é seu turno e altera</text:p>
      <text:p text:style-name="P54"/>
      <text:p text:style-name="P55"/>
      <text:p text:style-name="P56"/>
      <text:p text:style-name="PreformattedText"><text:span text:style-name="T57">main:<text:s/></text:span></text:p>
      <text:p text:style-name="P58"><text:tab/>O código foi comentado e cada estrutura/módulo tem seu<text:s/>início<text:s/>e fim indicado.</text:p>
      <text:p text:style-name="P59"/>
      <text:list text:style-name="LFO2" text:continue-numbering="true">
        <text:list-item>
          <text:p text:style-name="P60">Inicialmente são declaradas as variáveis ALLEGRO para os bitmaps.<text:s/></text:p>
        </text:list-item>
        <text:list-item>
          <text:p text:style-name="P61">Rodam as rotinas de inicialização do ALLEGRO<text:s/></text:p>
        </text:list-item>
        <text:list-item>
          <text:p text:style-name="P62">Os bitmaps/sprites são carregados e os parâmetros de alguns, como x e y da caverna, são salvos em variáveis.</text:p>
        </text:list-item>
        <text:list-item>
          <text:p text:style-name="P63">Os inimigos são criados e distribuídos no mapa aleatoriamente.</text:p>
        </text:list-item>
        <text:list-item>
          <text:p text:style-name="P64">Os parâmetros iniciais do jogo são definidos.</text:p>
        </text:list-item>
        <text:list-item>
          <text:p text:style-name="P65">É carregado do arquivo record.txt a maior pontuação já registrada.</text:p>
        </text:list-item>
      </text:list>
      <text:p text:style-name="P66"/>
      <text:p text:style-name="P67">Dentro<text:s/>do while:</text:p>
      <text:list text:style-name="LFO2" text:continue-numbering="true">
        <text:list-item>
          <text:p text:style-name="P68">A cada execução do loop é verificado se há algum inimigo próximo a localização atual do batman.</text:p>
        </text:list-item>
        <text:list-item>
          <text:p text:style-name="P69">Se um inimigo for encontrado, a posição deste no array de inimigos se torna o inimigo_atual.</text:p>
        </text:list-item>
        <text:list-item>
          <text:p text:style-name="P70">Caso a vida do inimigo atual chegue a 0, esse inimigo é enviado para fora dos limites do mapa e a pontuação total do player é somada com base no level desse inimigo.</text:p>
        </text:list-item>
        <text:list-item>
          <text:p text:style-name="P71">No IF da linha 507 são desenhados o cenário, a caverna e o batman no modo de navegação. No canto superior também é disposta a atual pontuação do jogador.</text:p>
        </text:list-item>
        <text:list-item>
          <text:p text:style-name="P72">Na condição alternativa ao if acima, se encontra toda a lógica do modo de batalha. Inicialmente se encontra as funções ALLEGRO para desenhar cada objeto e nas ultimas linhas desse else if se encontram o processamento das ações de cada guerreiro.</text:p>
        </text:list-item>
        <text:list-item>
          <text:p text:style-name="P73"><text:span text:style-name="T74">Por fim, temos as linhas para capturar as informações de teclas pressionadas no teclado no modo de navegação e no modo de batalha. A maior parte das linhas nessa parte do código remete a movimentação do personagem no modo de navegaçã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arcos</meta:initial-creator>
    <dc:creator>Marcos Bitencourt</dc:creator>
    <meta:creation-date>2021-08-31T15:03:00Z</meta:creation-date>
    <dc:date>2021-08-31T19:16:00Z</dc:date>
    <meta:template xlink:href="Normal.dotm" xlink:type="simple"/>
    <meta:editing-cycles>3</meta:editing-cycles>
    <meta:editing-duration>PT14220S</meta:editing-duration>
    <meta:document-statistic meta:page-count="2" meta:paragraph-count="10" meta:word-count="797" meta:character-count="5095" meta:row-count="35" meta:non-whitespace-character-count="4308"/>
  </office:meta>
</office:document-meta>
</file>